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4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1002" table:default-cell-style-name="Default"/>
        <table:table-row table:style-name="ro1">
          <table:table-cell table:style-name="ce1" office:value-type="string" calcext:value-type="string">
            <text:p>LEFT ENCODER</text:p>
          </table:table-cell>
          <table:table-cell table:style-name="ce3" office:value-type="string" calcext:value-type="string">
            <text:p>RAW DATA</text:p>
          </table:table-cell>
          <table:table-cell table:style-name="ce1" office:value-type="string" calcext:value-type="string">
            <text:p>RIGHT ENCODER</text:p>
          </table:table-cell>
          <table:table-cell table:number-columns-repeated="2"/>
          <table:table-cell table:style-name="ce1" office:value-type="string" calcext:value-type="string">
            <text:p>LEFT ENCODER</text:p>
          </table:table-cell>
          <table:table-cell table:style-name="ce3" office:value-type="string" calcext:value-type="string">
            <text:p>ABS VALUE</text:p>
          </table:table-cell>
          <table:table-cell table:style-name="ce1" office:value-type="string" calcext:value-type="string">
            <text:p>RIGHT ENCODER</text:p>
          </table:table-cell>
          <table:table-cell table:number-columns-repeated="3"/>
          <table:table-cell table:style-name="ce2" office:value-type="string" calcext:value-type="string">
            <text:p>OLD VALUES</text:p>
          </table:table-cell>
          <table:table-cell table:number-columns-repeated="6"/>
          <table:table-cell table:style-name="ce2" office:value-type="string" calcext:value-type="string">
            <text:p>TOT VALUES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3"/>
          <table:table-cell table:style-name="ce2" office:value-type="string" calcext:value-type="string">
            <text:p>LEFT</text:p>
          </table:table-cell>
          <table:table-cell/>
          <table:table-cell table:style-name="ce2" office:value-type="string" calcext:value-type="string">
            <text:p>RIGHT</text:p>
          </table:table-cell>
          <table:table-cell table:number-columns-repeated="1004"/>
        </table:table-row>
        <table:table-row table:style-name="ro1">
          <table:table-cell table:style-name="ce2" office:value-type="float" office:value="-92689" calcext:value-type="float">
            <text:p>-92689</text:p>
          </table:table-cell>
          <table:table-cell/>
          <table:table-cell table:style-name="ce2" office:value-type="float" office:value="-92833" calcext:value-type="float">
            <text:p>-92833</text:p>
          </table:table-cell>
          <table:table-cell table:number-columns-repeated="2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3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749" calcext:value-type="float">
            <text:p>92749</text:p>
          </table:table-cell>
          <table:table-cell table:number-columns-repeated="3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749" calcext:value-type="float">
            <text:p>92749</text:p>
          </table:table-cell>
          <table:table-cell table:number-columns-repeated="1004"/>
        </table:table-row>
        <table:table-row table:style-name="ro1"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3"/>
          <table:table-cell table:style-name="ce2" office:value-type="float" office:value="92742" calcext:value-type="float">
            <text:p>92742</text:p>
          </table:table-cell>
          <table:table-cell/>
          <table:table-cell table:style-name="ce2" office:value-type="float" office:value="92787" calcext:value-type="float">
            <text:p>92787</text:p>
          </table:table-cell>
          <table:table-cell table:number-columns-repeated="3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787" calcext:value-type="float">
            <text:p>92787</text:p>
          </table:table-cell>
          <table:table-cell table:number-columns-repeated="1004"/>
        </table:table-row>
        <table:table-row table:style-name="ro1">
          <table:table-cell table:style-name="ce2" office:value-type="float" office:value="-92684" calcext:value-type="float">
            <text:p>-92684</text:p>
          </table:table-cell>
          <table:table-cell/>
          <table:table-cell table:style-name="ce2" office:value-type="float" office:value="-92814" calcext:value-type="float">
            <text:p>-92814</text:p>
          </table:table-cell>
          <table:table-cell table:number-columns-repeated="2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3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585" calcext:value-type="float">
            <text:p>92585</text:p>
          </table:table-cell>
          <table:table-cell table:number-columns-repeated="3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585" calcext:value-type="float">
            <text:p>92585</text:p>
          </table:table-cell>
          <table:table-cell table:number-columns-repeated="1004"/>
        </table:table-row>
        <table:table-row table:style-name="ro1"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2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3"/>
          <table:table-cell table:style-name="ce2" office:value-type="float" office:value="92779" calcext:value-type="float">
            <text:p>92779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1004"/>
        </table:table-row>
        <table:table-row table:style-name="ro1">
          <table:table-cell table:style-name="ce2" office:value-type="float" office:value="-92690" calcext:value-type="float">
            <text:p>-92690</text:p>
          </table:table-cell>
          <table:table-cell/>
          <table:table-cell table:style-name="ce2" office:value-type="float" office:value="-92827" calcext:value-type="float">
            <text:p>-92827</text:p>
          </table:table-cell>
          <table:table-cell table:number-columns-repeated="2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4" office:value-type="string" calcext:value-type="string">
            <text:p>VARIANCE 20 VAL NO LOCK</text:p>
          </table:table-cell>
          <table:table-cell/>
          <table:table-cell table:style-name="ce2" office:value-type="float" office:value="92792" calcext:value-type="float">
            <text:p>92792</text:p>
          </table:table-cell>
          <table:table-cell/>
          <table:table-cell table:style-name="ce2" office:value-type="float" office:value="92580" calcext:value-type="float">
            <text:p>92580</text:p>
          </table:table-cell>
          <table:table-cell/>
          <table:table-cell table:style-name="ce4" office:value-type="string" calcext:value-type="string">
            <text:p>VARIANCE OLD VALUES LEFT</text:p>
          </table:table-cell>
          <table:table-cell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580" calcext:value-type="float">
            <text:p>92580</text:p>
          </table:table-cell>
          <table:table-cell/>
          <table:table-cell table:style-name="ce4" office:value-type="string" calcext:value-type="string">
            <text:p>VARIANCE TOT VALUES LEFT</text:p>
          </table:table-cell>
          <table:table-cell table:number-columns-repeated="1002"/>
        </table:table-row>
        <table:table-row table:style-name="ro1"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2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/>
          <table:table-cell table:style-name="ce5" table:formula="of:=VAR([.F10:.F30])" office:value-type="float" office:value="230.8904762" calcext:value-type="float">
            <text:p>230.8904762</text:p>
          </table:table-cell>
          <table:table-cell/>
          <table:table-cell table:style-name="ce2" office:value-type="float" office:value="92762" calcext:value-type="float">
            <text:p>92762</text:p>
          </table:table-cell>
          <table:table-cell/>
          <table:table-cell table:style-name="ce2" office:value-type="float" office:value="92815" calcext:value-type="float">
            <text:p>92815</text:p>
          </table:table-cell>
          <table:table-cell/>
          <table:table-cell table:style-name="ce5" table:formula="of:=VAR([.L3:.L55])" office:value-type="float" office:value="763.1386067" calcext:value-type="float">
            <text:p>763.1386067</text:p>
          </table:table-cell>
          <table:table-cell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815" calcext:value-type="float">
            <text:p>92815</text:p>
          </table:table-cell>
          <table:table-cell/>
          <table:table-cell table:style-name="ce5" table:formula="of:=VAR([.R3:.R176])" office:value-type="float" office:value="528.2656634" calcext:value-type="float">
            <text:p>528.2656634</text:p>
          </table:table-cell>
          <table:table-cell table:number-columns-repeated="1002"/>
        </table:table-row>
        <table:table-row table:style-name="ro1">
          <table:table-cell table:style-name="ce2" office:value-type="float" office:value="-92688" calcext:value-type="float">
            <text:p>-92688</text:p>
          </table:table-cell>
          <table:table-cell/>
          <table:table-cell table:style-name="ce2" office:value-type="float" office:value="-92823" calcext:value-type="float">
            <text:p>-92823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 table:number-columns-repeated="3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1004"/>
        </table:table-row>
        <table:table-row table:style-name="ro1"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/>
          <table:table-cell table:style-name="ce4" office:value-type="string" calcext:value-type="string">
            <text:p>VARIANCE 20 VAL LOCK</text:p>
          </table:table-cell>
          <table:table-cell/>
          <table:table-cell table:style-name="ce2" office:value-type="float" office:value="92754" calcext:value-type="float">
            <text:p>92754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3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style-name="ce2" office:value-type="float" office:value="-92678" calcext:value-type="float">
            <text:p>-92678</text:p>
          </table:table-cell>
          <table:table-cell/>
          <table:table-cell table:style-name="ce2" office:value-type="float" office:value="-92819" calcext:value-type="float">
            <text:p>-92819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6" table:formula="of:=VAR([.F103:.F123])" office:value-type="float" office:value="179.6571429" calcext:value-type="float">
            <text:p>179.6571429</text:p>
          </table:table-cell>
          <table:table-cell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1855" calcext:value-type="float">
            <text:p>91855</text:p>
          </table:table-cell>
          <table:table-cell/>
          <table:table-cell table:style-name="ce4" office:value-type="string" calcext:value-type="string">
            <text:p>VARIANCE OLD VALUES RIGHT</text:p>
          </table:table-cell>
          <table:table-cell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1855" calcext:value-type="float">
            <text:p>91855</text:p>
          </table:table-cell>
          <table:table-cell/>
          <table:table-cell table:style-name="ce4" office:value-type="string" calcext:value-type="string">
            <text:p>VARIANCE TOT VALUES RIGHT</text:p>
          </table:table-cell>
          <table:table-cell table:number-columns-repeated="1002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3"/>
          <table:table-cell table:style-name="ce2" office:value-type="float" office:value="92767" calcext:value-type="float">
            <text:p>9276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VAR([.N3:.N56])" office:value-type="float" office:value="29886.1747" calcext:value-type="float">
            <text:p>29886.1747</text:p>
          </table:table-cell>
          <table:table-cell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VAR([.T3:.T177])" office:value-type="float" office:value="80569.5401" calcext:value-type="float">
            <text:p>80569.5401</text:p>
          </table:table-cell>
          <table:table-cell table:number-columns-repeated="1002"/>
        </table:table-row>
        <table:table-row table:style-name="ro1">
          <table:table-cell table:style-name="ce2" office:value-type="float" office:value="-92700" calcext:value-type="float">
            <text:p>-92700</text:p>
          </table:table-cell>
          <table:table-cell/>
          <table:table-cell table:style-name="ce2" office:value-type="float" office:value="-92823" calcext:value-type="float">
            <text:p>-92823</text:p>
          </table:table-cell>
          <table:table-cell table:number-columns-repeated="2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/>
          <table:table-cell table:style-name="ce4" office:value-type="string" calcext:value-type="string">
            <text:p>VARIANCE LEFT ENC</text:p>
          </table:table-cell>
          <table:table-cell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3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1004"/>
        </table:table-row>
        <table:table-row table:style-name="ro1"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 table:number-columns-repeated="2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/>
          <table:table-cell table:style-name="ce5" table:formula="of:=VAR([.F3:.F123])" office:value-type="float" office:value="417.0213499" calcext:value-type="float">
            <text:p>417.0213499</text:p>
          </table:table-cell>
          <table:table-cell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748" calcext:value-type="float">
            <text:p>92748</text:p>
          </table:table-cell>
          <table:table-cell table:number-columns-repeated="3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748" calcext:value-type="float">
            <text:p>92748</text:p>
          </table:table-cell>
          <table:table-cell table:number-columns-repeated="1004"/>
        </table:table-row>
        <table:table-row table:style-name="ro1">
          <table:table-cell table:style-name="ce2" office:value-type="float" office:value="-92685" calcext:value-type="float">
            <text:p>-92685</text:p>
          </table:table-cell>
          <table:table-cell/>
          <table:table-cell table:style-name="ce2" office:value-type="float" office:value="-92818" calcext:value-type="float">
            <text:p>-92818</text:p>
          </table:table-cell>
          <table:table-cell table:number-columns-repeated="2"/>
          <table:table-cell table:style-name="ce2" office:value-type="float" office:value="92685" calcext:value-type="float">
            <text:p>92685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3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3"/>
          <table:table-cell table:style-name="ce2" office:value-type="float" office:value="92685" calcext:value-type="float">
            <text:p>92685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1004"/>
        </table:table-row>
        <table:table-row table:style-name="ro1"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 table:number-columns-repeated="2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/>
          <table:table-cell table:style-name="ce4" office:value-type="string" calcext:value-type="string">
            <text:p>VARIANCE RIGHT ENC</text:p>
          </table:table-cell>
          <table:table-cell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770" calcext:value-type="float">
            <text:p>92770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770" calcext:value-type="float">
            <text:p>92770</text:p>
          </table:table-cell>
          <table:table-cell table:number-columns-repeated="1004"/>
        </table:table-row>
        <table:table-row table:style-name="ro1">
          <table:table-cell table:style-name="ce2" office:value-type="float" office:value="-92706" calcext:value-type="float">
            <text:p>-92706</text:p>
          </table:table-cell>
          <table:table-cell/>
          <table:table-cell table:style-name="ce2" office:value-type="float" office:value="-92829" calcext:value-type="float">
            <text:p>-92829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29" calcext:value-type="float">
            <text:p>92829</text:p>
          </table:table-cell>
          <table:table-cell/>
          <table:table-cell table:style-name="ce5" table:formula="of:=VAR([.H3:.H123])" office:value-type="float" office:value="93223.31584" calcext:value-type="float">
            <text:p>93223.31584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3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1004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64" calcext:value-type="float">
            <text:p>92764</text:p>
          </table:table-cell>
          <table:table-cell table:number-columns-repeated="3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764" calcext:value-type="float">
            <text:p>92764</text:p>
          </table:table-cell>
          <table:table-cell table:number-columns-repeated="1004"/>
        </table:table-row>
        <table:table-row table:style-name="ro1">
          <table:table-cell table:style-name="ce2" office:value-type="float" office:value="-92716" calcext:value-type="float">
            <text:p>-92716</text:p>
          </table:table-cell>
          <table:table-cell/>
          <table:table-cell table:style-name="ce2" office:value-type="float" office:value="-92828" calcext:value-type="float">
            <text:p>-92828</text:p>
          </table:table-cell>
          <table:table-cell table:number-columns-repeated="2"/>
          <table:table-cell table:style-name="ce2" office:value-type="float" office:value="92716" calcext:value-type="float">
            <text:p>92716</text:p>
          </table:table-cell>
          <table:table-cell/>
          <table:table-cell table:style-name="ce2" office:value-type="float" office:value="92828" calcext:value-type="float">
            <text:p>92828</text:p>
          </table:table-cell>
          <table:table-cell table:number-columns-repeated="3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3"/>
          <table:table-cell table:style-name="ce2" office:value-type="float" office:value="92716" calcext:value-type="float">
            <text:p>92716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1004"/>
        </table:table-row>
        <table:table-row table:style-name="ro1"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2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 table:number-columns-repeated="3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 table:number-columns-repeated="1004"/>
        </table:table-row>
        <table:table-row table:style-name="ro1">
          <table:table-cell table:style-name="ce2" office:value-type="float" office:value="-92708" calcext:value-type="float">
            <text:p>-92708</text:p>
          </table:table-cell>
          <table:table-cell/>
          <table:table-cell table:style-name="ce2" office:value-type="float" office:value="-92842" calcext:value-type="float">
            <text:p>-92842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3"/>
          <table:table-cell table:style-name="ce2" office:value-type="float" office:value="92731" calcext:value-type="float">
            <text:p>92731</text:p>
          </table:table-cell>
          <table:table-cell/>
          <table:table-cell table:style-name="ce2" office:value-type="float" office:value="92821" calcext:value-type="float">
            <text:p>92821</text:p>
          </table:table-cell>
          <table:table-cell table:number-columns-repeated="3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21" calcext:value-type="float">
            <text:p>92821</text:p>
          </table:table-cell>
          <table:table-cell table:number-columns-repeated="1004"/>
        </table:table-row>
        <table:table-row table:style-name="ro1"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3"/>
          <table:table-cell table:style-name="ce2" office:value-type="float" office:value="92743" calcext:value-type="float">
            <text:p>92743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3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38" calcext:value-type="float">
            <text:p>-92838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3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3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3"/>
          <table:table-cell table:style-name="ce2" office:value-type="float" office:value="92713" calcext:value-type="float">
            <text:p>92713</text:p>
          </table:table-cell>
          <table:table-cell/>
          <table:table-cell table:style-name="ce2" office:value-type="float" office:value="92750" calcext:value-type="float">
            <text:p>92750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750" calcext:value-type="float">
            <text:p>92750</text:p>
          </table:table-cell>
          <table:table-cell table:number-columns-repeated="1004"/>
        </table:table-row>
        <table:table-row table:style-name="ro1">
          <table:table-cell table:style-name="ce2" office:value-type="float" office:value="-92696" calcext:value-type="float">
            <text:p>-92696</text:p>
          </table:table-cell>
          <table:table-cell/>
          <table:table-cell table:style-name="ce2" office:value-type="float" office:value="-92822" calcext:value-type="float">
            <text:p>-92822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3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06" calcext:value-type="float">
            <text:p>92806</text:p>
          </table:table-cell>
          <table:table-cell table:number-columns-repeated="3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06" calcext:value-type="float">
            <text:p>92806</text:p>
          </table:table-cell>
          <table:table-cell table:number-columns-repeated="1004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667" calcext:value-type="float">
            <text:p>92667</text:p>
          </table:table-cell>
          <table:table-cell table:number-columns-repeated="3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667" calcext:value-type="float">
            <text:p>92667</text:p>
          </table:table-cell>
          <table:table-cell table:number-columns-repeated="1004"/>
        </table:table-row>
        <table:table-row table:style-name="ro1">
          <table:table-cell table:style-name="ce2" office:value-type="float" office:value="-92673" calcext:value-type="float">
            <text:p>-92673</text:p>
          </table:table-cell>
          <table:table-cell/>
          <table:table-cell table:style-name="ce2" office:value-type="float" office:value="-92810" calcext:value-type="float">
            <text:p>-92810</text:p>
          </table:table-cell>
          <table:table-cell table:number-columns-repeated="2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3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1004"/>
        </table:table-row>
        <table:table-row table:style-name="ro1"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43" calcext:value-type="float">
            <text:p>92843</text:p>
          </table:table-cell>
          <table:table-cell table:number-columns-repeated="3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43" calcext:value-type="float">
            <text:p>92843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00" calcext:value-type="float">
            <text:p>92700</text:p>
          </table:table-cell>
          <table:table-cell table:number-columns-repeated="3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700" calcext:value-type="float">
            <text:p>92700</text:p>
          </table:table-cell>
          <table:table-cell table:number-columns-repeated="1004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3"/>
          <table:table-cell table:style-name="ce2" office:value-type="float" office:value="92704" calcext:value-type="float">
            <text:p>92704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3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1004"/>
        </table:table-row>
        <table:table-row table:style-name="ro1">
          <table:table-cell table:style-name="ce2" office:value-type="float" office:value="-92695" calcext:value-type="float">
            <text:p>-92695</text:p>
          </table:table-cell>
          <table:table-cell/>
          <table:table-cell table:style-name="ce2" office:value-type="float" office:value="-92819" calcext:value-type="float">
            <text:p>-92819</text:p>
          </table:table-cell>
          <table:table-cell table:number-columns-repeated="2"/>
          <table:table-cell table:style-name="ce2" office:value-type="float" office:value="92695" calcext:value-type="float">
            <text:p>92695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3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708" calcext:value-type="float">
            <text:p>92708</text:p>
          </table:table-cell>
          <table:table-cell table:number-columns-repeated="3"/>
          <table:table-cell table:style-name="ce2" office:value-type="float" office:value="92695" calcext:value-type="float">
            <text:p>92695</text:p>
          </table:table-cell>
          <table:table-cell/>
          <table:table-cell table:style-name="ce2" office:value-type="float" office:value="92708" calcext:value-type="float">
            <text:p>92708</text:p>
          </table:table-cell>
          <table:table-cell table:number-columns-repeated="1004"/>
        </table:table-row>
        <table:table-row table:style-name="ro1"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32" calcext:value-type="float">
            <text:p>92832</text:p>
          </table:table-cell>
          <table:table-cell table:number-columns-repeated="3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832" calcext:value-type="float">
            <text:p>92832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52" calcext:value-type="float">
            <text:p>-92852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52" calcext:value-type="float">
            <text:p>92852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757" calcext:value-type="float">
            <text:p>92757</text:p>
          </table:table-cell>
          <table:table-cell table:number-columns-repeated="3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757" calcext:value-type="float">
            <text:p>92757</text:p>
          </table:table-cell>
          <table:table-cell table:number-columns-repeated="1004"/>
        </table:table-row>
        <table:table-row table:style-name="ro1"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2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1004"/>
        </table:table-row>
        <table:table-row table:style-name="ro1">
          <table:table-cell table:style-name="ce2" office:value-type="float" office:value="-92705" calcext:value-type="float">
            <text:p>-92705</text:p>
          </table:table-cell>
          <table:table-cell/>
          <table:table-cell table:style-name="ce2" office:value-type="float" office:value="-92836" calcext:value-type="float">
            <text:p>-92836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733" calcext:value-type="float">
            <text:p>92733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733" calcext:value-type="float">
            <text:p>92733</text:p>
          </table:table-cell>
          <table:table-cell table:number-columns-repeated="1004"/>
        </table:table-row>
        <table:table-row table:style-name="ro1"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2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3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style-name="ce2" office:value-type="float" office:value="-92680" calcext:value-type="float">
            <text:p>-92680</text:p>
          </table:table-cell>
          <table:table-cell/>
          <table:table-cell table:style-name="ce2" office:value-type="float" office:value="-92822" calcext:value-type="float">
            <text:p>-92822</text:p>
          </table:table-cell>
          <table:table-cell table:number-columns-repeated="2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3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775" calcext:value-type="float">
            <text:p>92775</text:p>
          </table:table-cell>
          <table:table-cell table:number-columns-repeated="3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75" calcext:value-type="float">
            <text:p>92775</text:p>
          </table:table-cell>
          <table:table-cell table:number-columns-repeated="1004"/>
        </table:table-row>
        <table:table-row table:style-name="ro1"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1004"/>
        </table:table-row>
        <table:table-row table:style-name="ro1">
          <table:table-cell table:style-name="ce2" office:value-type="float" office:value="-92696" calcext:value-type="float">
            <text:p>-92696</text:p>
          </table:table-cell>
          <table:table-cell/>
          <table:table-cell table:style-name="ce2" office:value-type="float" office:value="-92805" calcext:value-type="float">
            <text:p>-92805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05" calcext:value-type="float">
            <text:p>92805</text:p>
          </table:table-cell>
          <table:table-cell table:number-columns-repeated="3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659" calcext:value-type="float">
            <text:p>92659</text:p>
          </table:table-cell>
          <table:table-cell table:number-columns-repeated="3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659" calcext:value-type="float">
            <text:p>92659</text:p>
          </table:table-cell>
          <table:table-cell table:number-columns-repeated="1004"/>
        </table:table-row>
        <table:table-row table:style-name="ro1"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2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3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3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1004"/>
        </table:table-row>
        <table:table-row table:style-name="ro1">
          <table:table-cell table:style-name="ce2" office:value-type="float" office:value="-92737" calcext:value-type="float">
            <text:p>-92737</text:p>
          </table:table-cell>
          <table:table-cell/>
          <table:table-cell table:style-name="ce2" office:value-type="float" office:value="-92872" calcext:value-type="float">
            <text:p>-92872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72" calcext:value-type="float">
            <text:p>92872</text:p>
          </table:table-cell>
          <table:table-cell table:number-columns-repeated="3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669" calcext:value-type="float">
            <text:p>92669</text:p>
          </table:table-cell>
          <table:table-cell table:number-columns-repeated="3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669" calcext:value-type="float">
            <text:p>92669</text:p>
          </table:table-cell>
          <table:table-cell table:number-columns-repeated="1004"/>
        </table:table-row>
        <table:table-row table:style-name="ro1"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2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3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3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1004"/>
        </table:table-row>
        <table:table-row table:style-name="ro1">
          <table:table-cell table:style-name="ce2" office:value-type="float" office:value="-92702" calcext:value-type="float">
            <text:p>-92702</text:p>
          </table:table-cell>
          <table:table-cell/>
          <table:table-cell table:style-name="ce2" office:value-type="float" office:value="-92836" calcext:value-type="float">
            <text:p>-92836</text:p>
          </table:table-cell>
          <table:table-cell table:number-columns-repeated="2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592" calcext:value-type="float">
            <text:p>92592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592" calcext:value-type="float">
            <text:p>92592</text:p>
          </table:table-cell>
          <table:table-cell table:number-columns-repeated="1004"/>
        </table:table-row>
        <table:table-row table:style-name="ro1"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2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3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760" calcext:value-type="float">
            <text:p>92760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760" calcext:value-type="float">
            <text:p>92760</text:p>
          </table:table-cell>
          <table:table-cell table:number-columns-repeated="1004"/>
        </table:table-row>
        <table:table-row table:style-name="ro1">
          <table:table-cell table:style-name="ce2" office:value-type="float" office:value="-92705" calcext:value-type="float">
            <text:p>-92705</text:p>
          </table:table-cell>
          <table:table-cell/>
          <table:table-cell table:style-name="ce2" office:value-type="float" office:value="-92840" calcext:value-type="float">
            <text:p>-92840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3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1004"/>
        </table:table-row>
        <table:table-row table:style-name="ro1"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2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716" calcext:value-type="float">
            <text:p>92716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16" calcext:value-type="float">
            <text:p>92716</text:p>
          </table:table-cell>
          <table:table-cell table:number-columns-repeated="1004"/>
        </table:table-row>
        <table:table-row table:style-name="ro1">
          <table:table-cell table:style-name="ce2" office:value-type="float" office:value="-92710" calcext:value-type="float">
            <text:p>-92710</text:p>
          </table:table-cell>
          <table:table-cell/>
          <table:table-cell table:style-name="ce2" office:value-type="float" office:value="-92837" calcext:value-type="float">
            <text:p>-92837</text:p>
          </table:table-cell>
          <table:table-cell table:number-columns-repeated="2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3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3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1004"/>
        </table:table-row>
        <table:table-row table:style-name="ro1">
          <table:table-cell table:style-name="ce2" office:value-type="float" office:value="-92665" calcext:value-type="float">
            <text:p>-92665</text:p>
          </table:table-cell>
          <table:table-cell/>
          <table:table-cell table:style-name="ce2" office:value-type="float" office:value="-92799" calcext:value-type="float">
            <text:p>-92799</text:p>
          </table:table-cell>
          <table:table-cell table:number-columns-repeated="2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799" calcext:value-type="float">
            <text:p>92799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03" calcext:value-type="float">
            <text:p>92803</text:p>
          </table:table-cell>
          <table:table-cell table:number-columns-repeated="3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803" calcext:value-type="float">
            <text:p>92803</text:p>
          </table:table-cell>
          <table:table-cell table:number-columns-repeated="1004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3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88" calcext:value-type="float">
            <text:p>92788</text:p>
          </table:table-cell>
          <table:table-cell table:number-columns-repeated="3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788" calcext:value-type="float">
            <text:p>92788</text:p>
          </table:table-cell>
          <table:table-cell table:number-columns-repeated="1004"/>
        </table:table-row>
        <table:table-row table:style-name="ro1">
          <table:table-cell table:style-name="ce2" office:value-type="float" office:value="-92711" calcext:value-type="float">
            <text:p>-92711</text:p>
          </table:table-cell>
          <table:table-cell/>
          <table:table-cell table:style-name="ce2" office:value-type="float" office:value="-92833" calcext:value-type="float">
            <text:p>-92833</text:p>
          </table:table-cell>
          <table:table-cell table:number-columns-repeated="2"/>
          <table:table-cell table:style-name="ce2" office:value-type="float" office:value="92711" calcext:value-type="float">
            <text:p>92711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670" calcext:value-type="float">
            <text:p>92670</text:p>
          </table:table-cell>
          <table:table-cell table:number-columns-repeated="3"/>
          <table:table-cell table:style-name="ce2" office:value-type="float" office:value="92711" calcext:value-type="float">
            <text:p>92711</text:p>
          </table:table-cell>
          <table:table-cell/>
          <table:table-cell table:style-name="ce2" office:value-type="float" office:value="92670" calcext:value-type="float">
            <text:p>92670</text:p>
          </table:table-cell>
          <table:table-cell table:number-columns-repeated="1004"/>
        </table:table-row>
        <table:table-row table:style-name="ro1"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2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3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3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41" calcext:value-type="float">
            <text:p>-92841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3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668" calcext:value-type="float">
            <text:p>92668</text:p>
          </table:table-cell>
          <table:table-cell table:number-columns-repeated="3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668" calcext:value-type="float">
            <text:p>92668</text:p>
          </table:table-cell>
          <table:table-cell table:number-columns-repeated="1004"/>
        </table:table-row>
        <table:table-row table:style-name="ro1"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2"/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3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798" calcext:value-type="float">
            <text:p>92798</text:p>
          </table:table-cell>
          <table:table-cell table:number-columns-repeated="3"/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798" calcext:value-type="float">
            <text:p>92798</text:p>
          </table:table-cell>
          <table:table-cell table:number-columns-repeated="1004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66" calcext:value-type="float">
            <text:p>-92866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66" calcext:value-type="float">
            <text:p>92866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776" calcext:value-type="float">
            <text:p>92776</text:p>
          </table:table-cell>
          <table:table-cell table:number-columns-repeated="3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776" calcext:value-type="float">
            <text:p>92776</text:p>
          </table:table-cell>
          <table:table-cell table:number-columns-repeated="1004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3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1004"/>
        </table:table-row>
        <table:table-row table:style-name="ro1">
          <table:table-cell table:style-name="ce2" office:value-type="float" office:value="-92672" calcext:value-type="float">
            <text:p>-92672</text:p>
          </table:table-cell>
          <table:table-cell/>
          <table:table-cell table:style-name="ce2" office:value-type="float" office:value="-92812" calcext:value-type="float">
            <text:p>-92812</text:p>
          </table:table-cell>
          <table:table-cell table:number-columns-repeated="2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5"/>
          <table:table-cell table:style-name="ce2" office:value-type="float" office:value="92193" calcext:value-type="float">
            <text:p>92193</text:p>
          </table:table-cell>
          <table:table-cell table:number-columns-repeated="3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193" calcext:value-type="float">
            <text:p>92193</text:p>
          </table:table-cell>
          <table:table-cell table:number-columns-repeated="1004"/>
        </table:table-row>
        <table:table-row table:style-name="ro1"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1004"/>
        </table:table-row>
        <table:table-row table:style-name="ro1">
          <table:table-cell table:style-name="ce2" office:value-type="float" office:value="-92689" calcext:value-type="float">
            <text:p>-92689</text:p>
          </table:table-cell>
          <table:table-cell/>
          <table:table-cell table:style-name="ce2" office:value-type="float" office:value="-92812" calcext:value-type="float">
            <text:p>-92812</text:p>
          </table:table-cell>
          <table:table-cell table:number-columns-repeated="2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9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1004"/>
        </table:table-row>
        <table:table-row table:style-name="ro1"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2"/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9"/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1004"/>
        </table:table-row>
        <table:table-row table:style-name="ro1">
          <table:table-cell table:style-name="ce2" office:value-type="float" office:value="-92684" calcext:value-type="float">
            <text:p>-92684</text:p>
          </table:table-cell>
          <table:table-cell/>
          <table:table-cell table:style-name="ce2" office:value-type="float" office:value="-92817" calcext:value-type="float">
            <text:p>-92817</text:p>
          </table:table-cell>
          <table:table-cell table:number-columns-repeated="2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9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1004"/>
        </table:table-row>
        <table:table-row table:style-name="ro1"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2"/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9"/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style-name="ce2" office:value-type="float" office:value="-92710" calcext:value-type="float">
            <text:p>-92710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9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1004"/>
        </table:table-row>
        <table:table-row table:style-name="ro1"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2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9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 table:number-columns-repeated="1004"/>
        </table:table-row>
        <table:table-row table:style-name="ro1">
          <table:table-cell table:style-name="ce2" office:value-type="float" office:value="-92749" calcext:value-type="float">
            <text:p>-92749</text:p>
          </table:table-cell>
          <table:table-cell/>
          <table:table-cell table:style-name="ce2" office:value-type="float" office:value="-92878" calcext:value-type="float">
            <text:p>-92878</text:p>
          </table:table-cell>
          <table:table-cell table:number-columns-repeated="2"/>
          <table:table-cell table:style-name="ce2" office:value-type="float" office:value="92749" calcext:value-type="float">
            <text:p>92749</text:p>
          </table:table-cell>
          <table:table-cell/>
          <table:table-cell table:style-name="ce2" office:value-type="float" office:value="92878" calcext:value-type="float">
            <text:p>92878</text:p>
          </table:table-cell>
          <table:table-cell table:number-columns-repeated="9"/>
          <table:table-cell table:style-name="ce2" office:value-type="float" office:value="92749" calcext:value-type="float">
            <text:p>92749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 table:number-columns-repeated="1004"/>
        </table:table-row>
        <table:table-row table:style-name="ro1"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2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9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1004"/>
        </table:table-row>
        <table:table-row table:style-name="ro1">
          <table:table-cell table:style-name="ce2" office:value-type="float" office:value="-92672" calcext:value-type="float">
            <text:p>-92672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9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1004"/>
        </table:table-row>
        <table:table-row table:style-name="ro1"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2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9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 table:number-columns-repeated="1004"/>
        </table:table-row>
        <table:table-row table:style-name="ro1">
          <table:table-cell table:style-name="ce2" office:value-type="float" office:value="-92698" calcext:value-type="float">
            <text:p>-92698</text:p>
          </table:table-cell>
          <table:table-cell/>
          <table:table-cell table:style-name="ce2" office:value-type="float" office:value="-92826" calcext:value-type="float">
            <text:p>-92826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9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 table:number-columns-repeated="1004"/>
        </table:table-row>
        <table:table-row table:style-name="ro1"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2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9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9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 table:number-columns-repeated="1004"/>
        </table:table-row>
        <table:table-row table:style-name="ro1"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2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9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29" calcext:value-type="float">
            <text:p>92829</text:p>
          </table:table-cell>
          <table:table-cell table:number-columns-repeated="1004"/>
        </table:table-row>
        <table:table-row table:style-name="ro1">
          <table:table-cell table:style-name="ce2" office:value-type="float" office:value="-92719" calcext:value-type="float">
            <text:p>-92719</text:p>
          </table:table-cell>
          <table:table-cell/>
          <table:table-cell table:style-name="ce2" office:value-type="float" office:value="-92839" calcext:value-type="float">
            <text:p>-92839</text:p>
          </table:table-cell>
          <table:table-cell table:number-columns-repeated="2"/>
          <table:table-cell table:style-name="ce2" office:value-type="float" office:value="92719" calcext:value-type="float">
            <text:p>92719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9"/>
          <table:table-cell table:style-name="ce2" office:value-type="float" office:value="92719" calcext:value-type="float">
            <text:p>92719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1004"/>
        </table:table-row>
        <table:table-row table:style-name="ro1"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9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28" calcext:value-type="float">
            <text:p>92828</text:p>
          </table:table-cell>
          <table:table-cell table:number-columns-repeated="1004"/>
        </table:table-row>
        <table:table-row table:style-name="ro1">
          <table:table-cell table:style-name="ce2" office:value-type="float" office:value="-92720" calcext:value-type="float">
            <text:p>-92720</text:p>
          </table:table-cell>
          <table:table-cell/>
          <table:table-cell table:style-name="ce2" office:value-type="float" office:value="-92841" calcext:value-type="float">
            <text:p>-92841</text:p>
          </table:table-cell>
          <table:table-cell table:number-columns-repeated="2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9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1004"/>
        </table:table-row>
        <table:table-row table:style-name="ro1"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9"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1004"/>
        </table:table-row>
        <table:table-row table:style-name="ro1">
          <table:table-cell table:style-name="ce2" office:value-type="float" office:value="-92733" calcext:value-type="float">
            <text:p>-92733</text:p>
          </table:table-cell>
          <table:table-cell/>
          <table:table-cell table:style-name="ce2" office:value-type="float" office:value="-92859" calcext:value-type="float">
            <text:p>-92859</text:p>
          </table:table-cell>
          <table:table-cell table:number-columns-repeated="2"/>
          <table:table-cell table:style-name="ce2" office:value-type="float" office:value="92733" calcext:value-type="float">
            <text:p>92733</text:p>
          </table:table-cell>
          <table:table-cell/>
          <table:table-cell table:style-name="ce2" office:value-type="float" office:value="92859" calcext:value-type="float">
            <text:p>92859</text:p>
          </table:table-cell>
          <table:table-cell table:number-columns-repeated="9"/>
          <table:table-cell table:style-name="ce2" office:value-type="float" office:value="92733" calcext:value-type="float">
            <text:p>92733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1004"/>
        </table:table-row>
        <table:table-row table:style-name="ro1"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9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1004"/>
        </table:table-row>
        <table:table-row table:style-name="ro1">
          <table:table-cell table:style-name="ce2" office:value-type="float" office:value="-92707" calcext:value-type="float">
            <text:p>-92707</text:p>
          </table:table-cell>
          <table:table-cell/>
          <table:table-cell table:style-name="ce2" office:value-type="float" office:value="-92837" calcext:value-type="float">
            <text:p>-92837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9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1004"/>
        </table:table-row>
        <table:table-row table:style-name="ro1"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2"/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9"/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1004"/>
        </table:table-row>
        <table:table-row table:style-name="ro1">
          <table:table-cell table:style-name="ce2" office:value-type="float" office:value="-92703" calcext:value-type="float">
            <text:p>-9270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9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1004"/>
        </table:table-row>
        <table:table-row table:style-name="ro1"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2"/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9"/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1004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54" calcext:value-type="float">
            <text:p>-92854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54" calcext:value-type="float">
            <text:p>92854</text:p>
          </table:table-cell>
          <table:table-cell table:number-columns-repeated="9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1004"/>
        </table:table-row>
        <table:table-row table:style-name="ro1"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9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39" calcext:value-type="float">
            <text:p>-92839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9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1004"/>
        </table:table-row>
        <table:table-row table:style-name="ro1"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2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9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1004"/>
        </table:table-row>
        <table:table-row table:style-name="ro1">
          <table:table-cell table:style-name="ce2" office:value-type="float" office:value="-92737" calcext:value-type="float">
            <text:p>-92737</text:p>
          </table:table-cell>
          <table:table-cell/>
          <table:table-cell table:style-name="ce2" office:value-type="float" office:value="-92868" calcext:value-type="float">
            <text:p>-92868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68" calcext:value-type="float">
            <text:p>92868</text:p>
          </table:table-cell>
          <table:table-cell table:number-columns-repeated="9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1004"/>
        </table:table-row>
        <table:table-row table:style-name="ro1"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9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52" calcext:value-type="float">
            <text:p>92852</text:p>
          </table:table-cell>
          <table:table-cell table:number-columns-repeated="1004"/>
        </table:table-row>
        <table:table-row table:style-name="ro1">
          <table:table-cell table:style-name="ce2" office:value-type="float" office:value="-92674" calcext:value-type="float">
            <text:p>-92674</text:p>
          </table:table-cell>
          <table:table-cell/>
          <table:table-cell table:style-name="ce2" office:value-type="float" office:value="-92780" calcext:value-type="float">
            <text:p>-92780</text:p>
          </table:table-cell>
          <table:table-cell table:number-columns-repeated="2"/>
          <table:table-cell table:style-name="ce2" office:value-type="float" office:value="92674" calcext:value-type="float">
            <text:p>92674</text:p>
          </table:table-cell>
          <table:table-cell/>
          <table:table-cell table:style-name="ce2" office:value-type="float" office:value="92780" calcext:value-type="float">
            <text:p>92780</text:p>
          </table:table-cell>
          <table:table-cell table:number-columns-repeated="9"/>
          <table:table-cell table:style-name="ce2" office:value-type="float" office:value="92674" calcext:value-type="float">
            <text:p>92674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1004"/>
        </table:table-row>
        <table:table-row table:style-name="ro1"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2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9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1004"/>
        </table:table-row>
        <table:table-row table:style-name="ro1">
          <table:table-cell table:style-name="ce2" office:value-type="float" office:value="-92680" calcext:value-type="float">
            <text:p>-92680</text:p>
          </table:table-cell>
          <table:table-cell/>
          <table:table-cell table:style-name="ce2" office:value-type="float" office:value="-92797" calcext:value-type="float">
            <text:p>-92797</text:p>
          </table:table-cell>
          <table:table-cell table:number-columns-repeated="2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97" calcext:value-type="float">
            <text:p>92797</text:p>
          </table:table-cell>
          <table:table-cell table:number-columns-repeated="9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1004"/>
        </table:table-row>
        <table:table-row table:style-name="ro1"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2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9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1004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10" calcext:value-type="float">
            <text:p>-92810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1004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9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05" calcext:value-type="float">
            <text:p>92805</text:p>
          </table:table-cell>
          <table:table-cell table:number-columns-repeated="1004"/>
        </table:table-row>
        <table:table-row table:style-name="ro1">
          <table:table-cell table:style-name="ce2" office:value-type="float" office:value="-92687" calcext:value-type="float">
            <text:p>-92687</text:p>
          </table:table-cell>
          <table:table-cell/>
          <table:table-cell table:style-name="ce2" office:value-type="float" office:value="-92814" calcext:value-type="float">
            <text:p>-92814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9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1004"/>
        </table:table-row>
        <table:table-row table:style-name="ro1"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9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72" calcext:value-type="float">
            <text:p>92872</text:p>
          </table:table-cell>
          <table:table-cell table:number-columns-repeated="1004"/>
        </table:table-row>
        <table:table-row table:style-name="ro1">
          <table:table-cell table:style-name="ce2" office:value-type="float" office:value="-92694" calcext:value-type="float">
            <text:p>-92694</text:p>
          </table:table-cell>
          <table:table-cell/>
          <table:table-cell table:style-name="ce2" office:value-type="float" office:value="-92827" calcext:value-type="float">
            <text:p>-92827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9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1004"/>
        </table:table-row>
        <table:table-row table:style-name="ro1"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1004"/>
        </table:table-row>
        <table:table-row table:style-name="ro1">
          <table:table-cell table:style-name="ce2" office:value-type="float" office:value="-92691" calcext:value-type="float">
            <text:p>-92691</text:p>
          </table:table-cell>
          <table:table-cell/>
          <table:table-cell table:style-name="ce2" office:value-type="float" office:value="-92825" calcext:value-type="float">
            <text:p>-92825</text:p>
          </table:table-cell>
          <table:table-cell table:number-columns-repeated="2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825" calcext:value-type="float">
            <text:p>92825</text:p>
          </table:table-cell>
          <table:table-cell table:number-columns-repeated="9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1004"/>
        </table:table-row>
        <table:table-row table:style-name="ro1"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9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1004"/>
        </table:table-row>
        <table:table-row table:style-name="ro1">
          <table:table-cell table:style-name="ce2" office:value-type="float" office:value="-92698" calcext:value-type="float">
            <text:p>-92698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9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1004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9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1004"/>
        </table:table-row>
        <table:table-row table:style-name="ro1">
          <table:table-cell table:style-name="ce2" office:value-type="float" office:value="-92688" calcext:value-type="float">
            <text:p>-92688</text:p>
          </table:table-cell>
          <table:table-cell/>
          <table:table-cell table:style-name="ce2" office:value-type="float" office:value="-92820" calcext:value-type="float">
            <text:p>-92820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20" calcext:value-type="float">
            <text:p>92820</text:p>
          </table:table-cell>
          <table:table-cell table:number-columns-repeated="9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799" calcext:value-type="float">
            <text:p>92799</text:p>
          </table:table-cell>
          <table:table-cell table:number-columns-repeated="1004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9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1004"/>
        </table:table-row>
        <table:table-row table:style-name="ro1">
          <table:table-cell table:style-name="ce2" office:value-type="float" office:value="-92678" calcext:value-type="float">
            <text:p>-92678</text:p>
          </table:table-cell>
          <table:table-cell/>
          <table:table-cell table:style-name="ce2" office:value-type="float" office:value="-92813" calcext:value-type="float">
            <text:p>-92813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9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1004"/>
        </table:table-row>
        <table:table-row table:style-name="ro1"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9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1004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24" calcext:value-type="float">
            <text:p>-92824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1004"/>
        </table:table-row>
        <table:table-row table:style-name="ro1"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2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9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1004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66" calcext:value-type="float">
            <text:p>92866</text:p>
          </table:table-cell>
          <table:table-cell table:number-columns-repeated="1004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9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1004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1004"/>
        </table:table-row>
        <table:table-row table:style-name="ro1"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9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1004"/>
        </table:table-row>
        <table:table-row table:style-name="ro1">
          <table:table-cell table:style-name="ce2" office:value-type="float" office:value="-92671" calcext:value-type="float">
            <text:p>-92671</text:p>
          </table:table-cell>
          <table:table-cell/>
          <table:table-cell table:style-name="ce2" office:value-type="float" office:value="-92808" calcext:value-type="float">
            <text:p>-92808</text:p>
          </table:table-cell>
          <table:table-cell table:number-columns-repeated="2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08" calcext:value-type="float">
            <text:p>92808</text:p>
          </table:table-cell>
          <table:table-cell table:number-columns-repeated="9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1004"/>
        </table:table-row>
        <table:table-row table:style-name="ro1"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2"/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9"/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1004"/>
        </table:table-row>
        <table:table-row table:style-name="ro1">
          <table:table-cell table:style-name="ce2" office:value-type="float" office:value="-92665" calcext:value-type="float">
            <text:p>-92665</text:p>
          </table:table-cell>
          <table:table-cell/>
          <table:table-cell table:style-name="ce2" office:value-type="float" office:value="-92796" calcext:value-type="float">
            <text:p>-92796</text:p>
          </table:table-cell>
          <table:table-cell table:number-columns-repeated="2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9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1004"/>
        </table:table-row>
        <table:table-row table:style-name="ro1"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2"/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9"/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1004"/>
        </table:table-row>
        <table:table-row table:style-name="ro1">
          <table:table-cell table:style-name="ce2" office:value-type="float" office:value="-92658" calcext:value-type="float">
            <text:p>-92658</text:p>
          </table:table-cell>
          <table:table-cell/>
          <table:table-cell table:style-name="ce2" office:value-type="float" office:value="-92796" calcext:value-type="float">
            <text:p>-92796</text:p>
          </table:table-cell>
          <table:table-cell table:number-columns-repeated="2"/>
          <table:table-cell table:style-name="ce2" office:value-type="float" office:value="92658" calcext:value-type="float">
            <text:p>92658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9"/>
          <table:table-cell table:style-name="ce2" office:value-type="float" office:value="92658" calcext:value-type="float">
            <text:p>92658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1004"/>
        </table:table-row>
        <table:table-row table:style-name="ro1"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2"/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9"/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1004"/>
        </table:table-row>
        <table:table-row table:style-name="ro1">
          <table:table-cell table:style-name="ce2" office:value-type="float" office:value="-92661" calcext:value-type="float">
            <text:p>-92661</text:p>
          </table:table-cell>
          <table:table-cell/>
          <table:table-cell table:style-name="ce2" office:value-type="float" office:value="-92802" calcext:value-type="float">
            <text:p>-92802</text:p>
          </table:table-cell>
          <table:table-cell table:number-columns-repeated="2"/>
          <table:table-cell table:style-name="ce2" office:value-type="float" office:value="92661" calcext:value-type="float">
            <text:p>92661</text:p>
          </table:table-cell>
          <table:table-cell/>
          <table:table-cell table:style-name="ce2" office:value-type="float" office:value="92802" calcext:value-type="float">
            <text:p>92802</text:p>
          </table:table-cell>
          <table:table-cell table:number-columns-repeated="9"/>
          <table:table-cell table:style-name="ce2" office:value-type="float" office:value="92661" calcext:value-type="float">
            <text:p>92661</text:p>
          </table:table-cell>
          <table:table-cell/>
          <table:table-cell table:style-name="ce2" office:value-type="float" office:value="92878" calcext:value-type="float">
            <text:p>92878</text:p>
          </table:table-cell>
          <table:table-cell table:number-columns-repeated="1004"/>
        </table:table-row>
        <table:table-row table:style-name="ro1"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2"/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9"/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1004"/>
        </table:table-row>
        <table:table-row table:style-name="ro1"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9"/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1004"/>
        </table:table-row>
        <table:table-row table:style-name="ro1">
          <table:table-cell table:style-name="ce2" office:value-type="float" office:value="-92669" calcext:value-type="float">
            <text:p>-92669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69" calcext:value-type="float">
            <text:p>92669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9"/>
          <table:table-cell table:style-name="ce2" office:value-type="float" office:value="92669" calcext:value-type="float">
            <text:p>92669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1004"/>
        </table:table-row>
        <table:table-row table:style-name="ro1"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2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9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1004"/>
        </table:table-row>
        <table:table-row table:style-name="ro1">
          <table:table-cell table:style-name="ce2" office:value-type="float" office:value="-92667" calcext:value-type="float">
            <text:p>-92667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67" calcext:value-type="float">
            <text:p>92667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9"/>
          <table:table-cell table:style-name="ce2" office:value-type="float" office:value="92667" calcext:value-type="float">
            <text:p>92667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42" calcext:value-type="float">
            <text:p>9274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79" calcext:value-type="float">
            <text:p>9277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92" calcext:value-type="float">
            <text:p>92792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62" calcext:value-type="float">
            <text:p>92762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59" calcext:value-type="float">
            <text:p>9285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54" calcext:value-type="float">
            <text:p>92754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67" calcext:value-type="float">
            <text:p>92767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54" calcext:value-type="float">
            <text:p>9285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6" calcext:value-type="float">
            <text:p>92676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68" calcext:value-type="float">
            <text:p>92868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31" calcext:value-type="float">
            <text:p>92731</text:p>
          </table:table-cell>
          <table:table-cell/>
          <table:table-cell table:style-name="ce2" office:value-type="float" office:value="92780" calcext:value-type="float">
            <text:p>9278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43" calcext:value-type="float">
            <text:p>92743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797" calcext:value-type="float">
            <text:p>9279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13" calcext:value-type="float">
            <text:p>92713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4" calcext:value-type="float">
            <text:p>92704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5" calcext:value-type="float">
            <text:p>92825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820" calcext:value-type="float">
            <text:p>9282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08" calcext:value-type="float">
            <text:p>92808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02" calcext:value-type="float">
            <text:p>9280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" office:value-type="float" office:value="92801" calcext:value-type="float">
            <text:p>92801</text:p>
          </table:table-cell>
          <table:table-cell table:number-columns-repeated="1004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8" meta:object-count="0"/>
    <meta:generator>LibreOfficeDev/6.0.5.2$Linux_X86_64 LibreOffice_project/</meta:generator>
  </office:meta>
</office:document-meta>
</file>